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54617DABE7BBDBBAA1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560" officeooo:paragraph-rsid="001735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3.0055in" svg:y="-0.7874in" svg:width="1.8972in" svg:height="2.3717in" draw:z-index="0"><draw:image xlink:href="Pictures/10000000000004380000054617DABE7BBDBBAA1D.jpg" xlink:type="simple" xlink:show="embed" xlink:actuate="onLoad" draw:mime-type="image/jpeg"/></draw:frame><draw:frame draw:style-name="fr1" draw:name="Image2" text:anchor-type="char" svg:x="1.1091in" svg:y="-0.7874in" svg:width="1.8972in" svg:height="2.3717in" draw:z-index="1"><draw:image xlink:href="Pictures/10000000000004380000054617DABE7BBDBBAA1D.jpg" xlink:type="simple" xlink:show="embed" xlink:actuate="onLoad" draw:mime-type="image/jpeg"/></draw:frame><draw:frame draw:style-name="fr1" draw:name="Image3" text:anchor-type="char" svg:x="-0.7874in" svg:y="-0.7874in" svg:width="1.8972in" svg:height="2.3717in" draw:z-index="2"><draw:image xlink:href="Pictures/10000000000004380000054617DABE7BBDBBAA1D.jpg" xlink:type="simple" xlink:show="embed" xlink:actuate="onLoad" draw:mime-type="image/jpeg"/></draw:frame><draw:frame draw:style-name="fr1" draw:name="Image5" text:anchor-type="char" svg:x="-0.7874in" svg:y="1.5835in" svg:width="1.8972in" svg:height="2.3717in" draw:z-index="3"><draw:image xlink:href="Pictures/10000000000004380000054617DABE7BBDBBAA1D.jpg" xlink:type="simple" xlink:show="embed" xlink:actuate="onLoad" draw:mime-type="image/jpeg"/></draw:frame><draw:frame draw:style-name="fr1" draw:name="Image4" text:anchor-type="char" svg:x="1.1091in" svg:y="6.3252in" svg:width="1.8972in" svg:height="2.3717in" draw:z-index="4"><draw:image xlink:href="Pictures/10000000000004380000054617DABE7BBDBBAA1D.jpg" xlink:type="simple" xlink:show="embed" xlink:actuate="onLoad" draw:mime-type="image/jpeg"/></draw:frame><draw:frame draw:style-name="fr1" draw:name="Image6" text:anchor-type="char" svg:x="1.1091in" svg:y="1.5835in" svg:width="1.8972in" svg:height="2.3717in" draw:z-index="5"><draw:image xlink:href="Pictures/10000000000004380000054617DABE7BBDBBAA1D.jpg" xlink:type="simple" xlink:show="embed" xlink:actuate="onLoad" draw:mime-type="image/jpeg"/></draw:frame><draw:frame draw:style-name="fr1" draw:name="Image7" text:anchor-type="char" svg:x="-0.7874in" svg:y="6.3252in" svg:width="1.8972in" svg:height="2.3717in" draw:z-index="6"><draw:image xlink:href="Pictures/10000000000004380000054617DABE7BBDBBAA1D.jpg" xlink:type="simple" xlink:show="embed" xlink:actuate="onLoad" draw:mime-type="image/jpeg"/></draw:frame><draw:frame draw:style-name="fr1" draw:name="Image8" text:anchor-type="char" svg:x="4.902in" svg:y="3.9543in" svg:width="1.8972in" svg:height="2.3717in" draw:z-index="7"><draw:image xlink:href="Pictures/10000000000004380000054617DABE7BBDBBAA1D.jpg" xlink:type="simple" xlink:show="embed" xlink:actuate="onLoad" draw:mime-type="image/jpeg"/></draw:frame><draw:frame draw:style-name="fr1" draw:name="Image9" text:anchor-type="char" svg:x="3.0055in" svg:y="3.9543in" svg:width="1.8972in" svg:height="2.3717in" draw:z-index="8"><draw:image xlink:href="Pictures/10000000000004380000054617DABE7BBDBBAA1D.jpg" xlink:type="simple" xlink:show="embed" xlink:actuate="onLoad" draw:mime-type="image/jpeg"/></draw:frame><draw:frame draw:style-name="fr1" draw:name="Image10" text:anchor-type="char" svg:x="1.1091in" svg:y="3.9543in" svg:width="1.8972in" svg:height="2.3717in" draw:z-index="9"><draw:image xlink:href="Pictures/10000000000004380000054617DABE7BBDBBAA1D.jpg" xlink:type="simple" xlink:show="embed" xlink:actuate="onLoad" draw:mime-type="image/jpeg"/></draw:frame><draw:frame draw:style-name="fr1" draw:name="Image11" text:anchor-type="char" svg:x="-0.7874in" svg:y="3.9543in" svg:width="1.8972in" svg:height="2.3717in" draw:z-index="10"><draw:image xlink:href="Pictures/10000000000004380000054617DABE7BBDBBAA1D.jpg" xlink:type="simple" xlink:show="embed" xlink:actuate="onLoad" draw:mime-type="image/jpeg"/></draw:frame><draw:frame draw:style-name="fr1" draw:name="Image12" text:anchor-type="char" svg:x="4.902in" svg:y="1.5835in" svg:width="1.8972in" svg:height="2.3717in" draw:z-index="11"><draw:image xlink:href="Pictures/10000000000004380000054617DABE7BBDBBAA1D.jpg" xlink:type="simple" xlink:show="embed" xlink:actuate="onLoad" draw:mime-type="image/jpeg"/></draw:frame><draw:frame draw:style-name="fr1" draw:name="Image13" text:anchor-type="char" svg:x="4.902in" svg:y="-0.7874in" svg:width="1.8972in" svg:height="2.3717in" draw:z-index="12"><draw:image xlink:href="Pictures/10000000000004380000054617DABE7BBDBBAA1D.jpg" xlink:type="simple" xlink:show="embed" xlink:actuate="onLoad" draw:mime-type="image/jpeg"/></draw:frame><draw:frame draw:style-name="fr1" draw:name="Image14" text:anchor-type="char" svg:x="3.0055in" svg:y="1.5835in" svg:width="1.8972in" svg:height="2.3717in" draw:z-index="13"><draw:image xlink:href="Pictures/10000000000004380000054617DABE7BBDBBAA1D.jpg" xlink:type="simple" xlink:show="embed" xlink:actuate="onLoad" draw:mime-type="image/jpeg"/></draw:frame><draw:frame draw:style-name="fr1" draw:name="Image15" text:anchor-type="char" svg:x="3.0055in" svg:y="1.5835in" svg:width="1.8972in" svg:height="2.3717in" draw:z-index="14"><draw:image xlink:href="Pictures/10000000000004380000054617DABE7BBDBBAA1D.jpg" xlink:type="simple" xlink:show="embed" xlink:actuate="onLoad" draw:mime-type="image/jpeg"/></draw:frame><draw:frame draw:style-name="fr1" draw:name="Image17" text:anchor-type="char" svg:x="4.902in" svg:y="6.3252in" svg:width="1.8972in" svg:height="2.3717in" draw:z-index="15"><draw:image xlink:href="Pictures/10000000000004380000054617DABE7BBDBBAA1D.jpg" xlink:type="simple" xlink:show="embed" xlink:actuate="onLoad" draw:mime-type="image/jpeg"/></draw:frame><draw:frame draw:style-name="fr1" draw:name="Image18" text:anchor-type="char" svg:x="3.0055in" svg:y="6.3252in" svg:width="1.8972in" svg:height="2.3717in" draw:z-index="16"><draw:image xlink:href="Pictures/10000000000004380000054617DABE7BBDBBAA1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9:14:42.429780928</meta:creation-date>
    <dc:date>2023-01-31T19:18:15.954182079</dc:date>
    <meta:editing-duration>PT3M33S</meta:editing-duration>
    <meta:editing-cycles>1</meta:editing-cycles>
    <meta:document-statistic meta:table-count="0" meta:image-count="17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